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3.7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="2.24pt solid 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160x06R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71" calcext:value-type="float">
            <text:p>27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71" calcext:value-type="float">
            <text:p>27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 office:value-type="float" office:value="682" calcext:value-type="float">
            <text:p>68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float" office:value="682" calcext:value-type="float">
            <text:p>68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A</text:p>
          </table:table-cell>
          <table:table-cell office:value-type="float" office:value="5532" calcext:value-type="float">
            <text:p>5532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</text:p>
          </table:table-cell>
          <table:table-cell office:value-type="float" office:value="5532" calcext:value-type="float">
            <text:p>5532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LM386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0nH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0nH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30nH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471" calcext:value-type="float">
            <text:p>47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55" calcext:value-type="float">
            <text:p>155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office:value-type="float" office:value="753" calcext:value-type="float">
            <text:p>75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4*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471" calcext:value-type="float">
            <text:p>47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8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8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</text:p>
          </table:table-cell>
          <table:table-cell office:value-type="float" office:value="121" calcext:value-type="float">
            <text:p>12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</text:p>
          </table:table-cell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</text:p>
          </table:table-cell>
          <table:table-cell office:value-type="float" office:value="683" calcext:value-type="float">
            <text:p>68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</text:p>
          </table:table-cell>
          <table:table-cell office:value-type="float" office:value="683" calcext:value-type="float">
            <text:p>68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Печатная плата</text:p>
          </table:table-cell>
          <table:covered-table-cell table:number-columns-repeated="2"/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Цена деталей:</text:p>
          </table:table-cell>
          <table:covered-table-cell table:number-columns-repeated="2"/>
          <table:table-cell table:formula="of:=SUM([.D1:.D231])" office:value-type="float" office:value="942.08" calcext:value-type="float">
            <text:p>942,08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Работа:</text:p>
          </table:table-cell>
          <table:covered-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Итого</text:p>
          </table:table-cell>
          <table:covered-table-cell/>
          <table:table-cell table:formula="of:=SUM([.D232:.D233])" office:value-type="float" office:value="1942.08" calcext:value-type="float">
            <text:p>1942,08</text:p>
          </table:table-cell>
        </table:table-row>
      </table:table>
      <table:table table:name="160x05P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5n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52" calcext:value-type="float">
            <text:p>15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74HC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D40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74HC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</text:p>
          </table:table-cell>
          <table:table-cell office:value-type="float" office:value="822" calcext:value-type="float">
            <text:p>82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R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</text:p>
          </table:table-cell>
          <table:table-cell office:value-type="float" office:value="155" calcext:value-type="float">
            <text:p>155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8x4x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8x4x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SBL2045C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R</text:p>
          </table:table-cell>
          <table:table-cell office:value-type="float" office:value="102" calcext:value-type="float">
            <text:p>10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R</text:p>
          </table:table-cell>
          <table:table-cell office:value-type="float" office:value="102" calcext:value-type="float">
            <text:p>10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RM</text:p>
          </table:table-cell>
          <table:table-cell office:value-type="string" calcext:value-type="string">
            <text:p>LM317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VRM</text:p>
          </table:table-cell>
          <table:table-cell office:value-type="string" calcext:value-type="string">
            <text:p>LM317M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1.5KE15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RD1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RD1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BFG5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BFG5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Печатная плата</text:p>
          </table:table-cell>
          <table:covered-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Цена деталей:</text:p>
          </table:table-cell>
          <table:covered-table-cell/>
          <table:table-cell table:formula="of:=SUM([.D1:.D218])" office:value-type="float" office:value="2162.15" calcext:value-type="float">
            <text:p>2162,15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Работа</text:p>
          </table:table-cell>
          <table:covered-table-cell/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Итого</text:p>
          </table:table-cell>
          <table:covered-table-cell/>
          <table:table-cell table:style-name="ce5" table:formula="of:=SUM([.D220:.D221])" office:value-type="float" office:value="4162.15" calcext:value-type="float">
            <text:p>4162,15</text:p>
          </table:table-cell>
        </table:table-row>
        <table:table-row table:style-name="ro1" table:number-rows-repeated="10483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Синтез" table:style-name="ta1">
        <table:table-column table:style-name="co4" table:default-cell-style-name="Default"/>
        <table:table-column table:style-name="co4" table:default-cell-style-name="ce6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Mega328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Si53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S3107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AT24C32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74HC5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LM317M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Encoder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россыпь</text:p>
          </table:table-cell>
          <table:covered-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Печатная плата</text:p>
          </table:table-cell>
          <table:covered-table-cell table:style-name="ce6"/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Цена деталей</text:p>
          </table:table-cell>
          <table:covered-table-cell/>
          <table:table-cell table:formula="of:=SUM([.D1:.D11])" office:value-type="float" office:value="987.2" calcext:value-type="float">
            <text:p>987,2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Работа</text:p>
          </table:table-cell>
          <table:covered-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Итого</text:p>
          </table:table-cell>
          <table:covered-table-cell/>
          <table:table-cell table:style-name="ce5" table:formula="of:=SUM([.D12:.D13])" office:value-type="float" office:value="1987.2" calcext:value-type="float">
            <text:p>1987,2</text:p>
          </table:table-cell>
        </table:table-row>
      </table:table>
      <table:table table:name="Сумма всего" table:style-name="ta1"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Детали+сборка всех плат</text:p>
          </table:table-cell>
          <table:table-cell table:formula="of:=[$Синтез.D14]+[$160x05PA.D222]+[$160x06RF.D234]" office:value-type="float" office:value="8091.43" calcext:value-type="float">
            <text:p>8091,43</text:p>
          </table:table-cell>
        </table:table-row>
        <table:table-row table:style-name="ro2">
          <table:table-cell table:style-name="ce8" office:value-type="string" calcext:value-type="string">
            <text:p>Сборка тушки+ручки+окн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SUM([.B1:.B2])" office:value-type="float" office:value="9091.43" calcext:value-type="float">
            <text:p>9091,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6T02:34:56.377000000</dc:date>
    <meta:editing-duration>PT12H17S</meta:editing-duration>
    <meta:editing-cycles>3</meta:editing-cycles>
    <meta:generator>LibreOffice/7.4.2.3$Windows_X86_64 LibreOffice_project/382eef1f22670f7f4118c8c2dd222ec7ad009daf</meta:generator>
    <meta:document-statistic meta:table-count="4" meta:cell-count="1843" meta:object-count="0"/>
  </office:meta>
</office:document-meta>
</file>